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897cm"/>
    </style:style>
    <style:style style:name="co3" style:family="table-column">
      <style:table-column-properties fo:break-before="auto" style:column-width="5.749cm"/>
    </style:style>
    <style:style style:name="co4" style:family="table-column">
      <style:table-column-properties fo:break-before="auto" style:column-width="3.022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Tabelle2">
      <style:table-properties table:display="true" style:writing-mode="lr-tb"/>
    </style:style>
    <style:style style:name="ta2" style:family="table" style:master-page-name="PageStyle_5f_Tabelle3">
      <style:table-properties table:display="true" style:writing-mode="lr-tb"/>
    </style:style>
    <number:text-style style:name="N10100" number:language="de" number:country="DE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 style:data-style-name="N10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ribu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eite</text:p>
          </table:table-cell>
          <table:table-cell table:style-name="ce2" office:value-type="string" calcext:value-type="string">
            <text:p>Bild</text:p>
          </table:table-cell>
          <table:table-cell table:style-name="ce2" office:value-type="string" calcext:value-type="string">
            <text:p>Quelle</text:p>
          </table:table-cell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URL / Referenz</text:p>
          </table:table-cell>
          <table:table-cell table:style-name="ce1" office:value-type="string" calcext:value-type="string">
            <text:p>Lize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mschlag</text:p>
          </table:table-cell>
          <table:table-cell office:value-type="string" calcext:value-type="string">
            <text:p>the wa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coscur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ay Pot 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bjearwicke</text:p>
          </table:table-cell>
          <table:table-cell table:style-name="ce3" office:value-type="string" calcext:value-type="string">
            <text:p>Ben Earwicker, Garrison Photography, Boise, ID. <text:a xlink:href="http://www.garrisonphoto.org/" xlink:type="simple">www.garrisonphoto.org</text:a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en 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johnny_automatic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gnposting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avem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b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milan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yb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velodesig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ural brick cottag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lpine church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ivanmar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B slumping over in sadness</text:p>
          </table:table-cell>
          <table:table-cell office:value-type="string" calcext:value-type="string">
            <text:p>msoo</text:p>
          </table:table-cell>
          <table:table-cell table:style-name="ce3" office:value-type="string" calcext:value-type="string">
            <text:p><text:a xlink:href="http://office.microsoft.com/en-us/redir/PN000065000.aspx?xc=MC900078752&amp;CTT=102&amp;origin=MC900078752&amp;lc=en%2DUS" xlink:type="simple">A Bit Better Corporation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Boy's green ey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L-O-L-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ar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13de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einstaubfilt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. B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julia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ung &amp; al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änseblümch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.2</text:p>
          </table:table-cell>
          <table:table-cell office:value-type="string" calcext:value-type="string">
            <text:p>Bi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mbardierkäfer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Patrick Coin</text:p>
          </table:table-cell>
          <table:table-cell/>
          <table:table-cell table:style-name="ce4" office:value-type="string" calcext:value-type="string">
            <text:p>cc-by-sa-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onisches Kapitel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Ad Meskens</text:p>
          </table:table-cell>
          <table:table-cell/>
          <table:table-cell table:style-name="ce4" office:value-type="string" calcext:value-type="string">
            <text:p>cc-by-sa-3.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està, Altarretabel des Sieneser Doms, Vorderseite, Predella mit Szenen aus der Kindheit Jesu und Propheten, Szene: Prophet Hosea</text:p>
          </table:table-cell>
          <table:table-cell office:value-type="string" calcext:value-type="string">
            <text:p>Wikimedia Commons / The Yorck Project: 10.000 Meisterwerke der Malerei. DVD-ROM, 2002. ISBN 3936122202. Distributed by DIRECTMEDIA Publishing GmbH.</text:p>
          </table:table-cell>
          <table:table-cell office:value-type="string" calcext:value-type="string">
            <text:p>Duccio di Buoninsegna</text:p>
          </table:table-cell>
          <table:table-cell/>
          <table:table-cell table:style-name="ce4" office:value-type="string" calcext:value-type="string">
            <text:p>Reproduction © The Yorck Project / Zenodot Verlagsgesellschaft mbH (GNU FDL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lialkirche zur Schmerzhaften Muttergottes, Alberskirch, Ortschaft Taldorf, Stadt Ravensburg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Andreas Praefcke</text:p>
          </table:table-cell>
          <table:table-cell/>
          <table:table-cell table:style-name="ce4" office:value-type="string" calcext:value-type="string">
            <text:p>GNU FDL 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rz</text:p>
          </table:table-cell>
          <table:table-cell office:value-type="string" calcext:value-type="string">
            <text:p>clker.com</text:p>
          </table:table-cell>
          <table:table-cell office:value-type="string" calcext:value-type="string">
            <text:p>O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nut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nazreth</text:p>
          </table:table-cell>
          <table:table-cell office:value-type="float" office:value="1023027" calcext:value-type="float">
            <text:p>10230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Satellite Dish Ico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maraud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orld Globe Ico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hokun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ubilee crown blue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mr_johnnyp" xlink:type="simple">mr_johnnyp</text:a>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277949025 (Wolke)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horse50" xlink:type="simple">horse50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4</text:p>
          </table:table-cell>
          <table:table-cell table:style-name="ce3" office:value-type="string" calcext:value-type="string">
            <text:p>Shepherd &amp; Suffolk shee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tickyse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Father &amp; son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tlst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Golden crown of german kings 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hisk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ea candle at night 3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gorand1983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Screen Beans character with a question mark overhead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Schnee von gester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J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ichstagsgebäude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Ronny Siegel</text:p>
          </table:table-cell>
          <table:table-cell/>
          <table:table-cell office:value-type="string" calcext:value-type="string">
            <text:p>cc-by-sa-3.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asilianisches Klassenzimm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erhard Prant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apanischer Garten Statu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By CollageAr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inosaal rot Lautsprecher Vorhan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ainer Stur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MajinC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Fishing poles on a special occasio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ingercoon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r Traum vom Gold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Thorben Wenger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ühbirn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udolf ortner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Japanese sword katana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rdinel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ndbro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iepmann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b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Lichtkunst.7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agel auf den Kopf treffen-6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ainer Stur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Schriftrol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dieterman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rtin Luther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Lucas Cranach d. Ä., 15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erbrannte Thorarol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Dieter Schüt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Isolated Trumpet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damo_47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salms Scroll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Library of Congress / Israel Antiquities Authority / Public Dom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Screen Bean at desk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k pot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safe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Bücher der Bibel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7</text:p>
          </table:table-cell>
          <table:table-cell office:value-type="string" calcext:value-type="string">
            <text:p>Inhalte der Torah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9</text:p>
          </table:table-cell>
          <table:table-cell table:style-name="ce3" office:value-type="string" calcext:value-type="string">
            <text:p>Screen Beans character pointing to one side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0</text:p>
          </table:table-cell>
          <table:table-cell office:value-type="string" calcext:value-type="string">
            <text:p>Jubilee crown blue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mr_johnnyp" xlink:type="simple">mr_johnnyp</text:a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rist on the cros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lhouette of a ma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iftar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11</text:p>
          </table:table-cell>
          <table:table-cell office:value-type="string" calcext:value-type="string">
            <text:p>Missionsreisen des Paulus</text:p>
          </table:table-cell>
          <table:table-cell office:value-type="string" calcext:value-type="string">
            <text:p>Wikimedia Commons</text:p>
          </table:table-cell>
          <table:table-cell table:style-name="ce3" office:value-type="string" calcext:value-type="string">
            <text:p>Janz</text:p>
          </table:table-cell>
          <table:table-cell/>
          <table:table-cell office:value-type="string" calcext:value-type="string">
            <text:p>cc-by-sa-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2</text:p>
          </table:table-cell>
          <table:table-cell office:value-type="string" calcext:value-type="string">
            <text:p>Screen Bean at desk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3</text:p>
          </table:table-cell>
          <table:table-cell office:value-type="string" calcext:value-type="string">
            <text:p>Jesus Christ Free Vector Clip Art</text:p>
          </table:table-cell>
          <table:table-cell office:value-type="string" calcext:value-type="string">
            <text:p>vectorsdaily.co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rtoon Thought Bubbl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purz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4</text:p>
          </table:table-cell>
          <table:table-cell office:value-type="string" calcext:value-type="string">
            <text:p>Laguiole 7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.r.wag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onnengereifte Frücht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ngieconsciou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aschenlamp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ndreas Morlo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ot 19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.r.wag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fon Ico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Osman Zöll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C.S.Lewis</text:p>
          </table:table-cell>
          <table:table-cell office:value-type="string" calcext:value-type="string">
            <text:p>Wikimedia Common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rt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Hans-Jakob Weinz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einreb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ila.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rbog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<text:a xlink:href="http://www.rudis-fotoseite.de/" xlink:type="simple">www.rudis-fotoseite.de</text:a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ndbro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iepmann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egweis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Tilmann Jör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ühbirn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udolf ort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pty tomb</text:p>
          </table:table-cell>
          <table:table-cell office:value-type="string" calcext:value-type="string">
            <text:p>photobucket</text:p>
          </table:table-cell>
          <table:table-cell office:value-type="string" calcext:value-type="string">
            <text:p>sherrilee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Christ on the cros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Empty tomb</text:p>
          </table:table-cell>
          <table:table-cell office:value-type="string" calcext:value-type="string">
            <text:p>Photobucket</text:p>
          </table:table-cell>
          <table:table-cell office:value-type="string" calcext:value-type="string">
            <text:p>Emiliano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man soldier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TomBroug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d Wax Sea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adgetsco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mbstone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oup silhouett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peculat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tectiv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DooF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own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Franck Douc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Lock 2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cahdeque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range lifesaver 2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uro coins textur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ew York Brooklyn Bridg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pinzi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Brot und Wei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Jakob Erhardt / c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Ghost, Classica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eriousT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ying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liesi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terfal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Exl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x Sea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ome_b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i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Pawel_2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GraphicSoft</text:p>
          </table:table-cell>
          <table:table-cell office:value-type="string" calcext:value-type="string">
            <text:p>Sue Chasta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ne Grap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OeuilDeN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Thumbs Dow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dagobert83+qubodu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ve</text:p>
          </table:table-cell>
          <table:table-cell office:value-type="string" calcext:value-type="string">
            <text:p>GraphicSoft</text:p>
          </table:table-cell>
          <table:table-cell office:value-type="string" calcext:value-type="string">
            <text:p>Sue Chasta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Car Accident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Matthias Van Woense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re – Monochrom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Urs Roes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6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xeolhad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een present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ecretlond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1</text:p>
          </table:table-cell>
          <table:table-cell office:value-type="string" calcext:value-type="string">
            <text:p>Swiss style speaker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And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crophone symbo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oeb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fonhör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ike / c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unch wra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jaroa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rk Sunset 4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ave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otrufsäu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ik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olksmission Gebäude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rugs Pills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zomb_kil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Kleingruppenlogo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Verspätun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olfgang Dirscher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UK Traffic Signals 00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listairG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</text:p>
          </table:table-cell>
          <table:table-cell office:value-type="string" calcext:value-type="string">
            <text:p>Grave, R.I.P.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inky20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8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1</text:p>
          </table:table-cell>
          <table:table-cell office:value-type="string" calcext:value-type="string">
            <text:p>Wahrsagen mit Spaßfaktor!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tefan Bay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2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artoon Glob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unanau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ossy Glob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free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3</text:p>
          </table:table-cell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mento Mori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freetrad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cked u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babysber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ame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wildchie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IP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cyberscooty</text:p>
          </table:table-cell>
          <table:table-cell table:number-columns-repeated="1020"/>
        </table:table-row>
        <table:table-row table:style-name="ro2" table:number-rows-repeated="10484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Lohit Hind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4">00.00.0000</text:date>, <text:time style:data-style-name="N2" text:time-value="0000-00-00T00:00:03.03440457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ildnachweise" style:display-name="PageStyle_Bildnachwe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dc:creator>Christoph Fischer</dc:creator>
    <meta:creation-date>2010-08-27T07:40:18</meta:creation-date>
    <dc:date>2013-09-24T16:52:16.741985812</dc:date>
    <meta:editing-duration>P2DT1H52M42S</meta:editing-duration>
    <meta:generator>LibreOffice/4.1.1.2$Linux_X86_64 LibreOffice_project/410m0$Build-2</meta:generator>
    <meta:editing-cycles>103</meta:editing-cycles>
    <meta:document-statistic meta:table-count="2" meta:cell-count="449" meta:object-count="0"/>
    <meta:user-defined meta:name="AppVersion">12.0000</meta:user-defined>
    <meta:user-defined meta:name="Company">Volksmis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